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7K6C9kzFHbpHGLHHFJtg</text:p>
          </table:table-cell>
          <table:table-cell office:value-type="string" calcext:value-type="string">
            <text:p>Spreading Pl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htnPWtDDBzBp7mNdQtT</text:p>
          </table:table-cell>
          <table:table-cell office:value-type="string" calcext:value-type="string">
            <text:p>Uzuri, Switchbla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qN6fJJMnLDjLHKF7g97</text:p>
          </table:table-cell>
          <table:table-cell office:value-type="string" calcext:value-type="string">
            <text:p>Uzu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tgbGMBbR77gJWhJCzhh</text:p>
          </table:table-cell>
          <table:table-cell office:value-type="string" calcext:value-type="string">
            <text:p>Spik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hCjBzmNwbfFMfL7TKf8</text:p>
          </table:table-cell>
          <table:table-cell office:value-type="string" calcext:value-type="string">
            <text:p>Spik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ddFmpDCff8m7FWk6dnQ</text:p>
          </table:table-cell>
          <table:table-cell office:value-type="string" calcext:value-type="string">
            <text:p>Spik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FjzQLjMLL7LzGQNBtGd</text:p>
          </table:table-cell>
          <table:table-cell office:value-type="string" calcext:value-type="string">
            <text:p>In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pcdHznLWndg78zmc6RHJ</text:p>
          </table:table-cell>
          <table:table-cell office:value-type="string" calcext:value-type="string">
            <text:p>Inf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zWBnk8WGTkgwzHG8pcp</text:p>
          </table:table-cell>
          <table:table-cell office:value-type="string" calcext:value-type="string">
            <text:p>Inf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pTmfWDrzmTzJbjbwqGth</text:p>
          </table:table-cell>
          <table:table-cell office:value-type="string" calcext:value-type="string">
            <text:p>Se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6WHrdmRqWRcc7MWzHH</text:p>
          </table:table-cell>
          <table:table-cell office:value-type="string" calcext:value-type="string">
            <text:p>Sed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77MwwLDDmNPnWmtjLPh</text:p>
          </table:table-cell>
          <table:table-cell office:value-type="string" calcext:value-type="string">
            <text:p>Se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8bpnbjFntzpQjWk9DTh</text:p>
          </table:table-cell>
          <table:table-cell office:value-type="string" calcext:value-type="string">
            <text:p>Wi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mnBHf6f8wQBBQwRJdNw</text:p>
          </table:table-cell>
          <table:table-cell office:value-type="string" calcext:value-type="string">
            <text:p>Wi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c6jdDMpF8RNbBhLw9G9</text:p>
          </table:table-cell>
          <table:table-cell office:value-type="string" calcext:value-type="string">
            <text:p>Wi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JbJDhmdzRFfHhj96G9f</text:p>
          </table:table-cell>
          <table:table-cell office:value-type="string" calcext:value-type="string">
            <text:p>Sedatio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 table:number-rows-repeated="104790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11:26:52.259870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4T11:27:12.114382918</dc:date>
    <meta:editing-duration>PT12H20M38S</meta:editing-duration>
    <meta:editing-cycles>564</meta:editing-cycles>
    <meta:generator>LibreOffice/7.2.5.2$MacOSX_X86_64 LibreOffice_project/499f9727c189e6ef3471021d6132d4c694f357e5</meta:generator>
    <meta:document-statistic meta:table-count="1" meta:cell-count="3560" meta:object-count="0"/>
  </office:meta>
</office:document-meta>
</file>